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866in"/>
    </style:style>
    <style:style style:name="co2" style:family="table-column">
      <style:table-column-properties fo:break-before="auto" style:column-width="1.5957in"/>
    </style:style>
    <style:style style:name="co3" style:family="table-column">
      <style:table-column-properties fo:break-before="auto" style:column-width="1.5874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1.9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547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4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000000_parallelism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utOff Ratio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P_8</text:p>
          </table:table-cell>
          <table:table-cell office:value-type="string" calcext:value-type="string">
            <text:p>P_16</text:p>
          </table:table-cell>
          <table:table-cell office:value-type="string" calcext:value-type="string">
            <text:p>P_32</text:p>
          </table:table-cell>
          <table:table-cell office:value-type="string" calcext:value-type="string">
            <text:p>P_64</text:p>
          </table:table-cell>
        </table:table-row>
        <table:table-row table:style-name="ro1">
          <table:table-cell office:value-type="float" office:value="0.00625" calcext:value-type="float">
            <text:p>0.00625</text:p>
          </table:table-cell>
          <table:table-cell office:value-type="float" office:value="185.7" calcext:value-type="float">
            <text:p>185.7</text:p>
          </table:table-cell>
          <table:table-cell office:value-type="float" office:value="195" calcext:value-type="float">
            <text:p>195</text:p>
          </table:table-cell>
          <table:table-cell office:value-type="float" office:value="182.8" calcext:value-type="float">
            <text:p>182.8</text:p>
          </table:table-cell>
          <table:table-cell office:value-type="float" office:value="184.8" calcext:value-type="float">
            <text:p>184.8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1">
          <table:table-cell office:value-type="float" office:value="0.0309375" calcext:value-type="float">
            <text:p>0.0309375</text:p>
          </table:table-cell>
          <table:table-cell office:value-type="float" office:value="176.9" calcext:value-type="float">
            <text:p>176.9</text:p>
          </table:table-cell>
          <table:table-cell office:value-type="float" office:value="171" calcext:value-type="float">
            <text:p>171</text:p>
          </table:table-cell>
          <table:table-cell office:value-type="float" office:value="168.5" calcext:value-type="float">
            <text:p>168.5</text:p>
          </table:table-cell>
          <table:table-cell office:value-type="float" office:value="144.3" calcext:value-type="float">
            <text:p>144.3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0.055625" calcext:value-type="float">
            <text:p>0.055625</text:p>
          </table:table-cell>
          <table:table-cell office:value-type="float" office:value="188.9" calcext:value-type="float">
            <text:p>188.9</text:p>
          </table:table-cell>
          <table:table-cell office:value-type="float" office:value="176.2" calcext:value-type="float">
            <text:p>176.2</text:p>
          </table:table-cell>
          <table:table-cell office:value-type="float" office:value="161.2" calcext:value-type="float">
            <text:p>161.2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float" office:value="0.0803125" calcext:value-type="float">
            <text:p>0.0803125</text:p>
          </table:table-cell>
          <table:table-cell office:value-type="float" office:value="203.2" calcext:value-type="float">
            <text:p>203.2</text:p>
          </table:table-cell>
          <table:table-cell office:value-type="float" office:value="175.7" calcext:value-type="float">
            <text:p>175.7</text:p>
          </table:table-cell>
          <table:table-cell office:value-type="float" office:value="108.3" calcext:value-type="float">
            <text:p>108.3</text:p>
          </table:table-cell>
          <table:table-cell office:value-type="float" office:value="86.7" calcext:value-type="float">
            <text:p>86.7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207.1" calcext:value-type="float">
            <text:p>207.1</text:p>
          </table:table-cell>
          <table:table-cell office:value-type="float" office:value="194" calcext:value-type="float">
            <text:p>194</text:p>
          </table:table-cell>
          <table:table-cell office:value-type="float" office:value="112.1" calcext:value-type="float">
            <text:p>112.1</text:p>
          </table:table-cell>
          <table:table-cell office:value-type="float" office:value="91.1" calcext:value-type="float">
            <text:p>91.1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0.1296875" calcext:value-type="float">
            <text:p>0.1296875</text:p>
          </table:table-cell>
          <table:table-cell office:value-type="float" office:value="203.9" calcext:value-type="float">
            <text:p>203.9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95.5" calcext:value-type="float">
            <text:p>95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154375" calcext:value-type="float">
            <text:p>0.154375</text:p>
          </table:table-cell>
          <table:table-cell office:value-type="float" office:value="210.9" calcext:value-type="float">
            <text:p>210.9</text:p>
          </table:table-cell>
          <table:table-cell office:value-type="float" office:value="136.1" calcext:value-type="float">
            <text:p>136.1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0.1790625" calcext:value-type="float">
            <text:p>0.1790625</text:p>
          </table:table-cell>
          <table:table-cell office:value-type="float" office:value="211.6" calcext:value-type="float">
            <text:p>211.6</text:p>
          </table:table-cell>
          <table:table-cell office:value-type="float" office:value="135.6" calcext:value-type="float">
            <text:p>135.6</text:p>
          </table:table-cell>
          <table:table-cell office:value-type="float" office:value="95.4" calcext:value-type="float">
            <text:p>95.4</text:p>
          </table:table-cell>
          <table:table-cell office:value-type="float" office:value="93.6" calcext:value-type="float">
            <text:p>93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20375" calcext:value-type="float">
            <text:p>0.20375</text:p>
          </table:table-cell>
          <table:table-cell office:value-type="float" office:value="199.2" calcext:value-type="float">
            <text:p>199.2</text:p>
          </table:table-cell>
          <table:table-cell office:value-type="float" office:value="135.5" calcext:value-type="float">
            <text:p>135.5</text:p>
          </table:table-cell>
          <table:table-cell office:value-type="float" office:value="89.7" calcext:value-type="float">
            <text:p>89.7</text:p>
          </table:table-cell>
          <table:table-cell office:value-type="float" office:value="95.3" calcext:value-type="float">
            <text:p>95.3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0.2284375" calcext:value-type="float">
            <text:p>0.2284375</text:p>
          </table:table-cell>
          <table:table-cell office:value-type="float" office:value="198.3" calcext:value-type="float">
            <text:p>198.3</text:p>
          </table:table-cell>
          <table:table-cell office:value-type="float" office:value="136.7" calcext:value-type="float">
            <text:p>136.7</text:p>
          </table:table-cell>
          <table:table-cell office:value-type="float" office:value="90.3" calcext:value-type="float">
            <text:p>90.3</text:p>
          </table:table-cell>
          <table:table-cell office:value-type="float" office:value="92.1" calcext:value-type="float">
            <text:p>92.1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0.253125" calcext:value-type="float">
            <text:p>0.253125</text:p>
          </table:table-cell>
          <table:table-cell office:value-type="float" office:value="150.5" calcext:value-type="float">
            <text:p>150.5</text:p>
          </table:table-cell>
          <table:table-cell office:value-type="float" office:value="100.4" calcext:value-type="float">
            <text:p>100.4</text:p>
          </table:table-cell>
          <table:table-cell office:value-type="float" office:value="100" calcext:value-type="float">
            <text:p>100</text:p>
          </table:table-cell>
          <table:table-cell office:value-type="float" office:value="102.2" calcext:value-type="float">
            <text:p>102.2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0.2778125" calcext:value-type="float">
            <text:p>0.2778125</text:p>
          </table:table-cell>
          <table:table-cell office:value-type="float" office:value="151.1" calcext:value-type="float">
            <text:p>151.1</text:p>
          </table:table-cell>
          <table:table-cell office:value-type="float" office:value="99.3" calcext:value-type="float">
            <text:p>99.3</text:p>
          </table:table-cell>
          <table:table-cell office:value-type="float" office:value="101.3" calcext:value-type="float">
            <text:p>101.3</text:p>
          </table:table-cell>
          <table:table-cell office:value-type="float" office:value="103.9" calcext:value-type="float">
            <text:p>103.9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149.5" calcext:value-type="float">
            <text:p>149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8" calcext:value-type="float">
            <text:p>102.8</text:p>
          </table:table-cell>
          <table:table-cell office:value-type="float" office:value="102.6" calcext:value-type="float">
            <text:p>102.6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0.3271875" calcext:value-type="float">
            <text:p>0.3271875</text:p>
          </table:table-cell>
          <table:table-cell office:value-type="float" office:value="152.8" calcext:value-type="float">
            <text:p>152.8</text:p>
          </table:table-cell>
          <table:table-cell office:value-type="float" office:value="100.9" calcext:value-type="float">
            <text:p>100.9</text:p>
          </table:table-cell>
          <table:table-cell office:value-type="float" office:value="99.8" calcext:value-type="float">
            <text:p>99.8</text:p>
          </table:table-cell>
          <table:table-cell office:value-type="float" office:value="103.6" calcext:value-type="float">
            <text:p>103.6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0.351875" calcext:value-type="float">
            <text:p>0.351875</text:p>
          </table:table-cell>
          <table:table-cell office:value-type="float" office:value="152.1" calcext:value-type="float">
            <text:p>152.1</text:p>
          </table:table-cell>
          <table:table-cell office:value-type="float" office:value="99.9" calcext:value-type="float">
            <text:p>99.9</text:p>
          </table:table-cell>
          <table:table-cell office:value-type="float" office:value="100.6" calcext:value-type="float">
            <text:p>100.6</text:p>
          </table:table-cell>
          <table:table-cell office:value-type="float" office:value="104.8" calcext:value-type="float">
            <text:p>104.8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0.3765625" calcext:value-type="float">
            <text:p>0.3765625</text:p>
          </table:table-cell>
          <table:table-cell office:value-type="float" office:value="153.5" calcext:value-type="float">
            <text:p>153.5</text:p>
          </table:table-cell>
          <table:table-cell office:value-type="float" office:value="100.7" calcext:value-type="float">
            <text:p>100.7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0.40125" calcext:value-type="float">
            <text:p>0.40125</text:p>
          </table:table-cell>
          <table:table-cell office:value-type="float" office:value="151.5" calcext:value-type="float">
            <text:p>151.5</text:p>
          </table:table-cell>
          <table:table-cell office:value-type="float" office:value="102" calcext:value-type="float">
            <text:p>102</text:p>
          </table:table-cell>
          <table:table-cell office:value-type="float" office:value="101.5" calcext:value-type="float">
            <text:p>101.5</text:p>
          </table:table-cell>
          <table:table-cell office:value-type="float" office:value="108.9" calcext:value-type="float">
            <text:p>108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0.4259375" calcext:value-type="float">
            <text:p>0.4259375</text:p>
          </table:table-cell>
          <table:table-cell office:value-type="float" office:value="150.4" calcext:value-type="float">
            <text:p>150.4</text:p>
          </table:table-cell>
          <table:table-cell office:value-type="float" office:value="101" calcext:value-type="float">
            <text:p>101</text:p>
          </table:table-cell>
          <table:table-cell office:value-type="float" office:value="100.3" calcext:value-type="float">
            <text:p>100.3</text:p>
          </table:table-cell>
          <table:table-cell office:value-type="float" office:value="102.5" calcext:value-type="float">
            <text:p>102.5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0.450625" calcext:value-type="float">
            <text:p>0.450625</text:p>
          </table:table-cell>
          <table:table-cell office:value-type="float" office:value="151.8" calcext:value-type="float">
            <text:p>151.8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1" calcext:value-type="float">
            <text:p>101.1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0.4753125" calcext:value-type="float">
            <text:p>0.4753125</text:p>
          </table:table-cell>
          <table:table-cell office:value-type="float" office:value="151.2" calcext:value-type="float">
            <text:p>151.2</text:p>
          </table:table-cell>
          <table:table-cell office:value-type="float" office:value="101.9" calcext:value-type="float">
            <text:p>101.9</text:p>
          </table:table-cell>
          <table:table-cell office:value-type="float" office:value="100.6" calcext:value-type="float">
            <text:p>100.6</text:p>
          </table:table-cell>
          <table:table-cell office:value-type="float" office:value="104.4" calcext:value-type="float">
            <text:p>104.4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1.5" calcext:value-type="float">
            <text:p>151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2])" office:value-type="float" office:value="173.885714285714" calcext:value-type="float">
            <text:p>173.885714285714</text:p>
          </table:table-cell>
          <table:table-cell table:formula="of:=AVERAGE([.C2:.C22])" office:value-type="float" office:value="128.538095238095" calcext:value-type="float">
            <text:p>128.538095238095</text:p>
          </table:table-cell>
          <table:table-cell table:formula="of:=AVERAGE([.D2:.D22])" office:value-type="float" office:value="109.547619047619" calcext:value-type="float">
            <text:p>109.547619047619</text:p>
          </table:table-cell>
          <table:table-cell table:formula="of:=AVERAGE([.E2:.E22])" office:value-type="float" office:value="105.214285714286" calcext:value-type="float">
            <text:p>105.214285714286</text:p>
          </table:table-cell>
          <table:table-cell table:formula="of:=AVERAGE([.F2:.F22])" office:value-type="float" office:value="104.847619047619" calcext:value-type="float">
            <text:p>104.8476190476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raySize = </text:p>
          </table:table-cell>
          <table:table-cell office:value-type="float" office:value="4000000" calcext:value-type="float">
            <text:p>4000000</text:p>
          </table:table-cell>
          <table:table-cell table:number-columns-repeated="4"/>
        </table:table-row>
      </table:table>
      <table:table table:name="P_8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.00625" calcext:value-type="float">
            <text:p>0.0062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.0309375" calcext:value-type="float">
            <text:p>0.03093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055625" calcext:value-type="float">
            <text:p>0.055625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0.0803125" calcext:value-type="float">
            <text:p>0.0803125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1296875" calcext:value-type="float">
            <text:p>0.129687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154375" calcext:value-type="float">
            <text:p>0.154375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float" office:value="0.1790625" calcext:value-type="float">
            <text:p>0.1790625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0.20375" calcext:value-type="float">
            <text:p>0.20375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0.2284375" calcext:value-type="float">
            <text:p>0.2284375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office:value-type="float" office:value="0.253125" calcext:value-type="float">
            <text:p>0.253125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0.2778125" calcext:value-type="float">
            <text:p>0.277812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0.3271875" calcext:value-type="float">
            <text:p>0.327187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0.351875" calcext:value-type="float">
            <text:p>0.35187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0.3765625" calcext:value-type="float">
            <text:p>0.376562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0.40125" calcext:value-type="float">
            <text:p>0.4012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4259375" calcext:value-type="float">
            <text:p>0.42593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450625" calcext:value-type="float">
            <text:p>0.450625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0.4753125" calcext:value-type="float">
            <text:p>0.4753125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.6" calcext:value-type="float">
            <text:p>100.6</text:p>
          </table:table-cell>
        </table:table-row>
      </table:table>
      <table:table table:name="P_16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.00625" calcext:value-type="float">
            <text:p>0.00625</text:p>
          </table:table-cell>
          <table:table-cell office:value-type="float" office:value="182.8" calcext:value-type="float">
            <text:p>182.8</text:p>
          </table:table-cell>
        </table:table-row>
        <table:table-row table:style-name="ro1">
          <table:table-cell office:value-type="float" office:value="0.0309375" calcext:value-type="float">
            <text:p>0.0309375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0.055625" calcext:value-type="float">
            <text:p>0.055625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1">
          <table:table-cell office:value-type="float" office:value="0.0803125" calcext:value-type="float">
            <text:p>0.0803125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float" office:value="0.1296875" calcext:value-type="float">
            <text:p>0.129687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0.154375" calcext:value-type="float">
            <text:p>0.154375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0.1790625" calcext:value-type="float">
            <text:p>0.1790625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0.20375" calcext:value-type="float">
            <text:p>0.20375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0.2284375" calcext:value-type="float">
            <text:p>0.228437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0.253125" calcext:value-type="float">
            <text:p>0.253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778125" calcext:value-type="float">
            <text:p>0.2778125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1">
          <table:table-cell office:value-type="float" office:value="0.3271875" calcext:value-type="float">
            <text:p>0.327187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0.351875" calcext:value-type="float">
            <text:p>0.351875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0.3765625" calcext:value-type="float">
            <text:p>0.3765625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0.40125" calcext:value-type="float">
            <text:p>0.40125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0.4259375" calcext:value-type="float">
            <text:p>0.4259375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0.450625" calcext:value-type="float">
            <text:p>0.450625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0.4753125" calcext:value-type="float">
            <text:p>0.4753125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.1" calcext:value-type="float">
            <text:p>100.1</text:p>
          </table:table-cell>
        </table:table-row>
      </table:table>
      <table:table table:name="P_32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.00625" calcext:value-type="float">
            <text:p>0.00625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float" office:value="0.0309375" calcext:value-type="float">
            <text:p>0.0309375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1">
          <table:table-cell office:value-type="float" office:value="0.055625" calcext:value-type="float">
            <text:p>0.0556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803125" calcext:value-type="float">
            <text:p>0.0803125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0.1296875" calcext:value-type="float">
            <text:p>0.1296875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0.154375" calcext:value-type="float">
            <text:p>0.154375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0.1790625" calcext:value-type="float">
            <text:p>0.1790625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0.20375" calcext:value-type="float">
            <text:p>0.20375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float" office:value="0.2284375" calcext:value-type="float">
            <text:p>0.2284375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float" office:value="0.253125" calcext:value-type="float">
            <text:p>0.253125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0.2778125" calcext:value-type="float">
            <text:p>0.277812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0.3271875" calcext:value-type="float">
            <text:p>0.327187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0.351875" calcext:value-type="float">
            <text:p>0.35187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0.3765625" calcext:value-type="float">
            <text:p>0.3765625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0.40125" calcext:value-type="float">
            <text:p>0.40125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0.4259375" calcext:value-type="float">
            <text:p>0.425937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0.450625" calcext:value-type="float">
            <text:p>0.45062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0.4753125" calcext:value-type="float">
            <text:p>0.475312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1.5" calcext:value-type="float">
            <text:p>101.5</text:p>
          </table:table-cell>
        </table:table-row>
      </table:table>
      <table:table table:name="P_64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utoff Ratio</text:p>
          </table:table-cell>
          <table:table-cell office:value-type="string" calcext:value-type="string">
            <text:p>P_</text:p>
          </table:table-cell>
        </table:table-row>
        <table:table-row table:style-name="ro1">
          <table:table-cell office:value-type="float" office:value="0.00625" calcext:value-type="float">
            <text:p>0.00625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1">
          <table:table-cell office:value-type="float" office:value="0.0309375" calcext:value-type="float">
            <text:p>0.030937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0.055625" calcext:value-type="float">
            <text:p>0.055625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float" office:value="0.0803125" calcext:value-type="float">
            <text:p>0.0803125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0.1296875" calcext:value-type="float">
            <text:p>0.12968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154375" calcext:value-type="float">
            <text:p>0.15437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0.1790625" calcext:value-type="float">
            <text:p>0.1790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20375" calcext:value-type="float">
            <text:p>0.2037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0.2284375" calcext:value-type="float">
            <text:p>0.2284375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0.253125" calcext:value-type="float">
            <text:p>0.25312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0.2778125" calcext:value-type="float">
            <text:p>0.277812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0.3271875" calcext:value-type="float">
            <text:p>0.3271875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0.351875" calcext:value-type="float">
            <text:p>0.351875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0.3765625" calcext:value-type="float">
            <text:p>0.3765625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0.40125" calcext:value-type="float">
            <text:p>0.40125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0.4259375" calcext:value-type="float">
            <text:p>0.4259375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0.450625" calcext:value-type="float">
            <text:p>0.450625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0.4753125" calcext:value-type="float">
            <text:p>0.475312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5.7" calcext:value-type="float">
            <text:p>10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8T20:45:20.358000000</dc:date>
    <meta:editing-duration>PT6M7S</meta:editing-duration>
    <meta:editing-cycles>3</meta:editing-cycles>
    <meta:generator>LibreOffice/7.4.5.1$Windows_X86_64 LibreOffice_project/9c0871452b3918c1019dde9bfac75448afc4b57f</meta:generator>
    <meta:document-statistic meta:table-count="5" meta:cell-count="310" meta:object-count="0"/>
  </office:meta>
</office:document-meta>
</file>